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b853" officeooo:paragraph-rsid="001bb853"/>
    </style:style>
    <style:style style:name="P2" style:family="paragraph" style:parent-style-name="Standard">
      <style:text-properties officeooo:rsid="001c58e7" officeooo:paragraph-rsid="001c58e7"/>
    </style:style>
    <style:style style:name="P3" style:family="paragraph" style:parent-style-name="Standard">
      <style:text-properties officeooo:rsid="00224a98" officeooo:paragraph-rsid="00224a98"/>
    </style:style>
    <style:style style:name="P4" style:family="paragraph" style:parent-style-name="Standard">
      <style:text-properties officeooo:rsid="002253a6" officeooo:paragraph-rsid="002253a6"/>
    </style:style>
    <style:style style:name="P5" style:family="paragraph" style:parent-style-name="Standard">
      <style:text-properties officeooo:rsid="002253a6" officeooo:paragraph-rsid="002253a6"/>
    </style:style>
    <style:style style:name="P6" style:family="paragraph" style:parent-style-name="Standard">
      <style:text-properties officeooo:rsid="00237f91" officeooo:paragraph-rsid="00237f91"/>
    </style:style>
    <style:style style:name="P7" style:family="paragraph" style:parent-style-name="Standard">
      <style:text-properties officeooo:rsid="00246502" officeooo:paragraph-rsid="00246502"/>
    </style:style>
    <style:style style:name="T1" style:family="text">
      <style:text-properties officeooo:rsid="001df3fd"/>
    </style:style>
    <style:style style:name="T2" style:family="text">
      <style:text-properties fo:color="#6a9955" loext:opacity="100%" style:font-name="Consolas" fo:font-size="10.5pt" fo:font-weight="normal" fo:background-color="#1f1f1f" loext:char-shading-value="0"/>
    </style:style>
    <style:style style:name="T3" style:family="text">
      <style:text-properties officeooo:rsid="001ff155"/>
    </style:style>
    <style:style style:name="T4" style:family="text">
      <style:text-properties officeooo:rsid="00205d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e 27-09-2023</text:p>
      <text:p text:style-name="P1"/>
      <text:p text:style-name="P2">Operadores</text:p>
      <text:p text:style-name="P2">Tipos:</text:p>
      <text:p text:style-name="P2">1) Aritméticos: <text:span text:style-name="T1">Pueden ser unarios (++, --) o binarios (+, -, *, /, %)</text:span></text:p>
      <text:p text:style-name="P2"><text:tab/></text:p>
      <text:p text:style-name="P2">2) De asignación:<text:span text:style-name="T2">x+=y es lo mismo que x=x+y</text:span></text:p>
      <text:p text:style-name="P2"/>
      <text:p text:style-name="P2">3) De cadena: <text:span text:style-name="T3">+puede concatenar cadenas</text:span></text:p>
      <text:p text:style-name="P2"/>
      <text:p text:style-name="P2">4) De comparación: <text:span text:style-name="T3">== es igual, ===es estrictamente iguales(dos del mismo tipo y con el mismo valor <text:s text:c="3"/>“5”==5 da true, “5”===5 da false)</text:span></text:p>
      <text:p text:style-name="P2"/>
      <text:p text:style-name="P2">5) Lógicos:<text:span text:style-name="T3">booleanos, true o false</text:span></text:p>
      <text:p text:style-name="P2"/>
      <text:p text:style-name="P2">6) Ternario: <text:span text:style-name="T3">if, then, else. Let votante=(edad&gt;18)? “Puede votar”:”No puede votar”</text:span></text:p>
      <text:p text:style-name="P2"/>
      <text:p text:style-name="P2">7) De tipo: <text:span text:style-name="T4">Los posibles valores de typeof</text:span></text:p>
      <text:p text:style-name="P2"/>
      <text:p text:style-name="P3">Procedencia de operadores</text:p>
      <text:p text:style-name="P3">let year=2050;</text:p>
      <text:p text:style-name="P3">let new year=year=2051;//Se ejecuta de derecha a izquierda. Year y new year pasan a valer 2051</text:p>
      <text:p text:style-name="P3"/>
      <text:p text:style-name="P4">Principales tipos: string, number,boolean, array(vectores/matrices) y object</text:p>
      <text:p text:style-name="P4"/>
      <text:p text:style-name="P4">Funciones de conversion: string(), number(), parseInt, parseFloat, toDateString</text:p>
      <text:p text:style-name="P4"/>
      <text:p text:style-name="P4">“0”==true es false porque el 0 lo relacionamos a false</text:p>
      <text:p text:style-name="P4">“false”==false es false porque no detecta el string como valor false</text:p>
      <text:p text:style-name="P4"/>
      <text:p text:style-name="P6">guardar ramas: git push -u origin nombreDeRama</text:p>
      <text:p text:style-name="P7">cambiar de rama: git checkout nombreDeRama a la que queremos saltar. Hay que hacer push de la rama actual antes de saltar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7T08:10:31.409000000</meta:creation-date>
    <dc:date>2023-09-27T10:24:03.127000000</dc:date>
    <meta:editing-duration>PT1H38M50S</meta:editing-duration>
    <meta:editing-cycles>9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20" meta:word-count="166" meta:character-count="1058" meta:non-whitespace-character-count="908"/>
  </office:meta>
</office:document-meta>
</file>